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Helvetica" fo:font-family="Helvetica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page"/>
      <style:text-properties style:font-name="Helvetica1" fo:font-family="Helvetica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Helvetica1" fo:font-family="Helvetica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51pt solid #000000" text:number-lines="false" text:line-number="0" style:writing-mode="page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Helvetica1" fo:font-family="Helvetica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Helvetica" fo:font-family="Helvetica" style:font-style-name="Regular" style:font-family-generic="swiss" style:font-pitch="variable"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5-03T11:43:21.048325000</dc:date>
    <meta:editing-duration>PT22M48S</meta:editing-duration>
    <meta:editing-cycles>1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